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4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6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7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8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19" style:family="paragraph" style:parent-style-name="Standard">
      <style:text-properties fo:color="#ff3333" fo:font-size="10pt" style:font-size-asian="10pt" style:font-size-complex="10pt"/>
    </style:style>
    <style:style style:name="P20" style:family="paragraph" style:parent-style-name="Standard" style:list-style-name="L1">
      <style:text-properties fo:color="#ff3333" fo:font-size="10pt" style:font-size-asian="10pt" style:font-size-complex="10pt"/>
    </style:style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4"/>
    <style:style style:name="P24" style:family="paragraph" style:parent-style-name="Standard" style:list-style-name="L5"/>
    <style:style style:name="P25" style:family="paragraph" style:parent-style-name="Standard" style:list-style-name="L6"/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1">Fait à <text:user-defined style:data-style-name="N0" text:name="PV - Lieu">Paris</text:user-defined>, le <text:user-defined style:data-style-name="N76" text:name="Date Livraison">17 avril 2023</text:user-defined></text:p>
      <text:p text:style-name="P19"/>
      <text:p text:style-name="Standard"/>
      <text:p text:style-name="P14">Objet : <text:user-defined style:data-style-name="N0" text:name="Projet - Libellé">GDP OC-Pizza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5339260557326157037" text:style-name="L2">
              <text:list-item>
                <text:p text:style-name="P21">application web</text:p>
              </text:list-item>
              <text:list-item>
                <text:p text:style-name="P21">...</text:p>
              </text:list-item>
            </text:list>
          </table:table-cell>
          <table:table-cell table:style-name="Tableau1.A2" office:value-type="string">
            <text:p text:style-name="Table_20_Contents">https://....</text:p>
          </table:table-cell>
          <table:table-cell table:style-name="Tableau1.A2" office:value-type="string">
            <text:p text:style-name="P4"/>
            <text:p text:style-name="P4">X.X.X</text:p>
            <text:p text:style-name="P4">Y.Y.Y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7539290200468176930" text:style-name="L3">
              <text:list-item>
                <text:p text:style-name="P22"/>
              </text:list-item>
            </text:list>
          </table:table-cell>
          <table:table-cell table:style-name="Tableau1.A2" office:value-type="string">
            <text:p text:style-name="Table_20_Contents">https://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942584959068788177" text:style-name="L4">
              <text:list-item>
                <text:p text:style-name="P23">...</text:p>
              </text:list-item>
            </text:list>
          </table:table-cell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8914974600686179129" text:style-name="L5">
              <text:list-item>
                <text:p text:style-name="P24"/>
              </text:list-item>
            </text:list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7171219090303314846" text:style-name="L6">
              <text:list-item>
                <text:p text:style-name="P25"/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17/04/2023</text:user-defined></text:p>
      <text:p text:style-name="Table_20_Contents"/>
      <text:p text:style-name="P18">Date de la réception : ________________________</text:p>
      <text:p text:style-name="P5"/>
      <text:p text:style-name="P13">La réception est prononcée :</text:p>
      <text:p text:style-name="P17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6">Fait à <text:tab/><text:tab/><text:tab/>Pour <text:user-defined style:data-style-name="N0" text:name="Client">OC-Pizza</text:user-defined></text:p>
      <text:p text:style-name="P15">Le <text:tab/><text:tab/><text:tab/><text:span text:style-name="T2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-Pizza</text:user-defined></text:p>
              <text:p text:style-name="Addressee">&lt;Adresse&gt;</text:p>
            </table:table-cell>
            <table:table-cell table:style-name="Tableau3.A2" office:value-type="string">
              <text:p text:style-name="MP3"><text:user-defined style:data-style-name="N0" text:name="Projet - Libellé">GDP OC-Pizza</text:user-defined></text:p>
              <text:p text:style-name="Addressee">Ref. Interne : <text:user-defined style:data-style-name="N0" text:name="Projet - Ref Int.">OCRP9000</text:user-defined></text:p>
              <text:p text:style-name="Addressee">Ref. Client : <text:user-defined style:data-style-name="N0" text:name="Projet - Ref Ext.">OCP01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<text:user-defined style:data-style-name="N0" text:name="Entreprise">IT Consulting &amp; Development</text:user-defined></text:p>
            </table:table-cell>
            <table:table-cell table:style-name="Tableau6.A1" office:value-type="string">
              <text:p text:style-name="MP6"><text:span text:style-name="MT1">1 rue Guido Van Rossum 10100110 Pyland – 06,06,06,06,06 – contact-dev@it-consulting.com</text:span></text:p>
            </table:table-cell>
          </table:table-row>
          <table:table-row table:style-name="Tableau6.2">
            <table:table-cell table:style-name="Tableau6.A1" office:value-type="string">
              <text:p text:style-name="MP7"><text:a xlink:type="simple" xlink:href="http://www.It-conulting.com/" text:style-name="Internet_20_link" text:visited-style-name="Visited_20_Internet_20_Link">www.It-conulting.com</text:a> </text:p>
            </table:table-cell>
            <table:table-cell table:style-name="Tableau6.A1" office:value-type="string">
              <text:p text:style-name="MP6">S.A.R.L. au capital de 1 000,00 € enregistrée au RCS de Xxxx – SIREN 999 999 999 – Code APE : 6202A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T4H56M36S</meta:editing-duration>
    <meta:editing-cycles>55</meta:editing-cycles>
    <meta:generator>OpenOffice/4.1.7$Win32 OpenOffice.org_project/417m1$Build-9800</meta:generator>
    <meta:initial-creator>Loïc GUIBERT</meta:initial-creator>
    <dc:date>2023-05-09T09:40:50.32</dc:date>
    <dc:subject>Livraison finale</dc:subject>
    <dc:title>Procés verbal de livraison</dc:title>
    <meta:document-statistic meta:table-count="6" meta:image-count="0" meta:object-count="0" meta:page-count="2" meta:paragraph-count="44" meta:word-count="165" meta:character-count="998"/>
    <dc:creator>Quentin Faure</dc:creator>
    <meta:user-defined meta:name="Client">OC-Pizza</meta:user-defined>
    <meta:user-defined meta:name="Date Livraison" meta:value-type="date">2023-04-17</meta:user-defined>
    <meta:user-defined meta:name="PV - Lieu">Paris</meta:user-defined>
    <meta:user-defined meta:name="Projet - Libellé">GDP OC-Pizza</meta:user-defined>
    <meta:user-defined meta:name="Projet - Ref Ext." meta:value-type="string">OCP01</meta:user-defined>
    <meta:user-defined meta:name="Projet - Ref Int." meta:value-type="string">OCRP9000</meta:user-defined>
    <meta:template xlink:type="simple" xlink:actuate="onRequest" xlink:title="openrun-pv-livraison" xlink:href="../../../../../gestion/modeles/openrun-pv-livraison.ott" meta:date="2014-04-01T09:11:41"/>
  </office:meta>
</office:document-meta>
</file>